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zbudowa boost::python o zestaw szablonów, pozwalający przekazywać kolekcje standardowe pomiędzy C++ i Pythonem</text:p>
      <text:p text:style-name="P1"/>
      <text:p text:style-name="P1">Dokumentacja wstępna projektu</text:p>
      <text:p text:style-name="P3"/>
      <text:p text:style-name="P3">zespół: </text:p>
      <text:list xml:id="list32303149" text:style-name="L1">
        <text:list-item>
          <text:p text:style-name="P9">Michał Andrzejewski - kontrola jakości, dokumentacja, programista, tester</text:p>
        </text:list-item>
        <text:list-item>
          <text:p text:style-name="P9">Aleksy Barcz - właściciel, koordynator, programista, tester</text:p>
          <text:p text:style-name="P9"/>
        </text:list-item>
      </text:list>
      <text:p text:style-name="P3">data:<text:tab/>11.04.2010</text:p>
      <text:p text:style-name="P3"/>
      <text:p text:style-name="P3"/>
      <text:p text:style-name="P3"/>
      <text:p text:style-name="P3"/>
      <text:p text:style-name="P16">Spis Treści:</text:p>
      <text:p text:style-name="P5"/>
      <text:list xml:id="list32296196" text:style-name="L2">
        <text:list-item>
          <text:p text:style-name="P18">Cel projektu</text:p>
        </text:list-item>
        <text:list-item>
          <text:p text:style-name="P18">Zakres projektu</text:p>
        </text:list-item>
        <text:list-item>
          <text:p text:style-name="P18">Planowany sposób realizacji</text:p>
        </text:list-item>
        <text:list-item>
          <text:p text:style-name="P18">Sposób testowania/prezentacji</text:p>
        </text:list-item>
      </text:list>
      <text:p text:style-name="P17"/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32624504" text:continue-list="list32296196" text:style-name="L2">
        <text:list-item text:start-value="1">
          <text:p text:style-name="P18">Cel projektu:</text:p>
          <text:p text:style-name="P11">Dostarczenie mechanizmu pozwalającego przekazywać podstawowe kontenery biblioteki standardowej z C++ do Pythona oraz odwrotnie, z zachowaniem ich podstawowych funkcjonalności.</text:p>
          <text:p text:style-name="P11"/>
        </text:list-item>
        <text:list-item>
          <text:p text:style-name="P18">Zakres projektu.</text:p>
          <text:p text:style-name="P11">Planujemy udostępnić w Pythonie następujące kontenery STL:</text:p>
        </text:list-item>
      </text:list>
      <text:list xml:id="list32429917" text:style-name="L5">
        <text:list-item>
          <text:list>
            <text:list-item>
              <text:p text:style-name="P7"><text:span text:style-name="T1">std::vector jako Python'owy list, udostępniający podstawowe metody takie jak:</text:span></text:p>
              <text:list>
                <text:list-item>
                  <text:p text:style-name="P7"><text:span text:style-name="T1">append</text:span></text:p>
                </text:list-item>
                <text:list-item>
                  <text:p text:style-name="P7"><text:span text:style-name="T1">insert</text:span></text:p>
                </text:list-item>
                <text:list-item>
                  <text:p text:style-name="P7"><text:span text:style-name="T1">del</text:span></text:p>
                </text:list-item>
                <text:list-item>
                  <text:p text:style-name="P7"><text:span text:style-name="T1">operator[]</text:span></text:p>
                </text:list-item>
                <text:list-item>
                  <text:p text:style-name="P7"><text:span text:style-name="T1">len</text:span></text:p>
                </text:list-item>
              </text:list>
            </text:list-item>
            <text:list-item>
              <text:p text:style-name="P7"><text:span text:style-name="T1">std::list jako Python'owy list, udostępniający podstawowe metody takie jak:</text:span></text:p>
              <text:list>
                <text:list-item>
                  <text:p text:style-name="P7"><text:span text:style-name="T1">append</text:span></text:p>
                </text:list-item>
                <text:list-item>
                  <text:p text:style-name="P7"><text:span text:style-name="T1">insert</text:span></text:p>
                </text:list-item>
                <text:list-item>
                  <text:p text:style-name="P7"><text:span text:style-name="T1">del</text:span></text:p>
                </text:list-item>
                <text:list-item>
                  <text:p text:style-name="P7"><text:span text:style-name="T1">remove</text:span></text:p>
                </text:list-item>
                <text:list-item>
                  <text:p text:style-name="P7"><text:span text:style-name="T1">len</text:span></text:p>
                </text:list-item>
                <text:list-item>
                  <text:p text:style-name="P7"><text:span text:style-name="T1">operacje iteratorowe</text:span></text:p>
                </text:list-item>
              </text:list>
            </text:list-item>
            <text:list-item>
              <text:p text:style-name="P7"><text:span text:style-name="T1">std::set jako Python'owy set, udostępniający podstawowe metody takie jak:</text:span></text:p>
              <text:list>
                <text:list-item>
                  <text:p text:style-name="P7"><text:span text:style-name="T1">add</text:span></text:p>
                </text:list-item>
                <text:list-item>
                  <text:p text:style-name="P7"><text:span text:style-name="T1">remove</text:span></text:p>
                </text:list-item>
                <text:list-item>
                  <text:p text:style-name="P7"><text:span text:style-name="T1">in</text:span></text:p>
                </text:list-item>
                <text:list-item>
                  <text:p text:style-name="P7"><text:span text:style-name="T1">len</text:span></text:p>
                </text:list-item>
              </text:list>
            </text:list-item>
          </text:list>
        </text:list-item>
      </text:list>
      <text:p text:style-name="P14"><text:tab/></text:p>
      <text:list xml:id="list32637927" text:continue-list="list32624504" text:style-name="L2">
        <text:list-item>
          <text:p text:style-name="P18">Planowany sposób realizacji.</text:p>
          <text:p text:style-name="P6"><text:span text:style-name="T1">Kontenery będą przekazywane do Pythona za pomocą wrapperów, opakowujących ich metody w metody zrozumiałe dla Pythona. Do operacji wymagających iterowania po kolekcji planujemy wykorzystać mechanizmy </text:span><text:span text:style-name="T3">boost/python/iterator</text:span><text:span text:style-name="T2">.</text:span></text:p>
        </text:list-item>
      </text:list>
      <text:p text:style-name="P4"><text:span text:style-name="T2"><text:tab/></text:span><text:span text:style-name="T1">Do przekazywania wrappowanych obiektów z powrotem do C++ wykorzystamy mechanizm <text:s/><text:tab/></text:span><text:span text:style-name="T3">extract. </text:span><text:span text:style-name="T1">Do zwracania obiektów będzie potrzebne wykorzystanie</text:span><text:span text:style-name="T3"> CallPolicies.</text:span></text:p>
      <text:list xml:id="list32631961" text:continue-numbering="true" text:style-name="L2">
        <text:list-header>
          <text:p text:style-name="P11"/>
        </text:list-header>
        <text:list-item>
          <text:p text:style-name="P18">Sposób testowania/prezentacji</text:p>
          <text:p text:style-name="P11">Prezentacja działania utworzonych szablonów odbędzie się na kontenerach następujących typów:</text:p>
        </text:list-item>
      </text:list>
      <text:list xml:id="list32308089" text:style-name="L4">
        <text:list-item>
          <text:list>
            <text:list-item>
              <text:p text:style-name="P12">string</text:p>
            </text:list-item>
            <text:list-item>
              <text:p text:style-name="P12">int</text:p>
            </text:list-item>
            <text:list-item>
              <text:p text:style-name="P12">double</text:p>
            </text:list-item>
            <text:list-item>
              <text:p text:style-name="P12">klasa użytkownika Foo</text:p>
            </text:list-item>
          </text:list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 b</meta:initial-creator>
    <meta:creation-date>2010-04-11T09:13:23.93</meta:creation-date>
    <dc:date>2010-04-11T12:51:37.18</dc:date>
    <dc:creator>a b</dc:creator>
    <meta:editing-duration>PT01H02M36S</meta:editing-duration>
    <meta:editing-cycles>4</meta:editing-cycles>
    <meta:generator>OpenOffice.org/3.0$Win32 OpenOffice.org_project/300m15$Build-9379</meta:generator>
    <meta:document-statistic meta:table-count="0" meta:image-count="0" meta:object-count="0" meta:page-count="2" meta:paragraph-count="43" meta:word-count="215" meta:character-count="1570"/>
    <meta:user-defined meta:name="Informacja 1"/>
    <meta:user-defined meta:name="Informacja 2"/>
    <meta:user-defined meta:name="Informacja 3"/>
    <meta:user-defined meta:name="Informacja 4"/>
  </office:meta>
</office:document-meta>
</file>